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size-asian="12pt"/>
    </style:style>
    <style:style style:name="P3" style:family="paragraph" style:parent-style-name="Standard" style:master-page-name="Standard">
      <style:paragraph-properties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size-asian="12pt"/>
    </style:style>
    <style:style style:name="P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size-asian="12pt"/>
    </style:style>
    <style:style style:name="P5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0-11-16 - Orientações para o trabalho não presencial</text:p>
      <text:p text:style-name="P2"/>
      <text:p text:style-name="P2">- (Re)ler o enunciado do trabalho prático</text:p>
      <text:p text:style-name="P2">- Obter uma lista de palavras-chave através da leitura do enunciado</text:p>
      <text:p text:style-name="P2">- Agrupar os elementos dessa lista em 4 grupos:</text:p>
      <text:p text:style-name="P2"><text:tab/>a) Conceitos</text:p>
      <text:p text:style-name="P2"><text:tab/>b) Características de conceitos</text:p>
      <text:p text:style-name="P2"><text:tab/>c) Requisitos funcionais</text:p>
      <text:p text:style-name="P2"><text:tab/>d) Requisitos não funcionais</text:p>
      <text:p text:style-name="P2">- Começar a escrita do glossário</text:p>
      <text:p text:style-name="P2"/>
      <text:p text:style-name="P2">_____________________________<text:line-break/></text:p>
      <text:p text:style-name="P1">Identificação de termos importantes</text:p>
      <text:p text:style-name="P1"/>
      <text:p text:style-name="P1"/>
      <text:p text:style-name="P1">Tasks for Joe (T4J)</text:p>
      <text:p text:style-name="P1">Freelancer</text:p>
      <text:p text:style-name="P1">Organização</text:p>
      <text:p text:style-name="P1">Realização de tarefas</text:p>
      <text:p text:style-name="P1">Plataforma informática</text:p>
      <text:p text:style-name="P1">Registar na plataforma</text:p>
      <text:p text:style-name="P1">Publicar tarefas</text:p>
      <text:p text:style-name="P1">Processo de adjudicação</text:p>
      <text:p text:style-name="P1">Aceder a tarefas para efetuar candidaturas</text:p>
      <text:p text:style-name="P1">Administrativo</text:p>
      <text:p text:style-name="P1">Colaborador da T4J</text:p>
      <text:p text:style-name="P1">Definir áreas de atividade</text:p>
      <text:p text:style-name="P1">Definir categorias de tarefas</text:p>
      <text:p text:style-name="P1"/>
      <text:p text:style-name="P1">…</text:p>
      <text:p text:style-name="P1"/>
      <text:p text:style-name="P1"/>
      <text:p text:style-name="P1">Glossári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6T17:05:09.588709707</dc:date>
    <meta:editing-duration>PT2H23M37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6" meta:word-count="98" meta:character-count="689" meta:non-whitespace-character-count="612"/>
  </office:meta>
</office:document-meta>
</file>